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5" style:family="paragraph" style:parent-style-name="Heading_20_1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9cm" svg:height="0.9cm" draw:z-index="0"><draw:image xlink:href="../../odt/images/0642.png" xlink:type="simple" xlink:show="embed" xlink:actuate="onLoad"/></draw:frame></text:p>
          </table:table-cell>
          <table:table-cell table:style-name="Table1.B1" office:value-type="string">
            <text:h text:style-name="P5" text:outline-level="1">Редуктор (гидроавтоматика)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3cm" svg:height="1.589cm" draw:z-index="0"><draw:image xlink:href="../../odt/images/0642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дуктор (гидроавтоматика)</dc:title>
    <dc:date>2012-02-06T12:54:53.56</dc:date>
    <meta:generator>OpenOffice_Beta/4.1.0$Win32 OpenOffice.org_project/410m14$Build-9760</meta:generator>
    <meta:editing-duration>PT3H13M14S</meta:editing-duration>
    <meta:editing-cycles>88</meta:editing-cycles>
    <meta:print-date>2011-11-10T16:21:48.35</meta:print-date>
    <meta:document-statistic meta:table-count="1" meta:image-count="2" meta:object-count="0" meta:page-count="1" meta:paragraph-count="5" meta:word-count="6" meta:character-count="45"/>
    <meta:user-defined meta:name="Поле 1"/>
    <meta:user-defined meta:name="Поле 2"/>
    <meta:user-defined meta:name="Поле 3"/>
    <meta:user-defined meta:name="Поле 4"/>
  </office:meta>
</office:document-meta>
</file>